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Open Sans" svg:font-family="'Open Sans', 'Open Sans_EmbeddedFont', 'Open Sans_MSFontServic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margin-top="0cm" fo:margin-bottom="0cm" loext:contextual-spacing="false" fo:padding="0.049cm" fo:border="0.06pt solid #d9d9e3"/>
    </style:style>
    <style:style style:name="P2" style:family="paragraph" style:parent-style-name="Text_20_body" style:list-style-name="L1">
      <style:paragraph-properties fo:padding="0.049cm" fo:border="0.06pt solid #d9d9e3"/>
    </style:style>
    <style:style style:name="P3" style:family="paragraph" style:parent-style-name="Text_20_body">
      <style:paragraph-properties fo:padding="0.049cm" fo:border="0.06pt solid #d9d9e3"/>
      <style:text-properties officeooo:paragraph-rsid="00159ad3"/>
    </style:style>
    <style:style style:name="T1" style:family="text">
      <style:text-properties loext:padding="0.049cm" loext:border="0.06pt solid #d9d9e3"/>
    </style:style>
    <style:style style:name="T2" style:family="text">
      <style:text-properties officeooo:rsid="00159ad3" loext:padding="0.049cm" loext:border="0.06pt solid #d9d9e3"/>
    </style:style>
    <style:style style:name="T3" style:family="text">
      <style:text-properties fo:font-variant="normal" fo:text-transform="none" fo:color="#313131" style:font-name="Open Sans" fo:font-size="12pt" fo:letter-spacing="normal" fo:font-style="normal" fo:font-weight="bold" officeooo:rsid="00159ad3" loext:padding="0.049cm" loext:border="0.06pt solid #d9d9e3"/>
    </style:style>
    <style:style style:name="T4" style:family="text">
      <style:text-properties fo:font-variant="normal" fo:text-transform="none" fo:color="#1060ff" style:font-name="Montserrat" fo:font-size="12pt" fo:letter-spacing="normal" fo:font-style="normal" fo:font-weight="normal" loext:padding="0.049cm" loext:border="0.06pt solid #d9d9e3"/>
    </style:style>
    <style:style style:name="T5" style:family="text">
      <style:text-properties fo:font-variant="normal" fo:text-transform="none" fo:color="#1060ff" style:text-line-through-style="none" style:text-line-through-type="none" style:font-name="Montserrat" fo:font-size="12pt" fo:letter-spacing="normal" fo:font-style="normal" style:text-underline-style="none" fo:font-weight="normal" style:text-blinking="false" loext:padding="0cm" loext:border="none"/>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text:s text:c="28"/></text:span></text:span><text:span text:style-name="Strong_20_Emphasis"><text:span text:style-name="T4">Big Data Analysis with IBM Cloud Databases</text:span></text:span></text:p>
      <text:p text:style-name="P3"><text:span text:style-name="Strong_20_Emphasis"><text:span text:style-name="T4"><text:s text:c="70"/> -</text:span></text:span><text:span text:style-name="Strong_20_Emphasis"><text:span text:style-name="T5">CAD_Phase3</text:span></text:span><text:span text:style-name="Strong_20_Emphasis"><text:span text:style-name="T4"> </text:span></text:span></text:p>
      <text:p text:style-name="P3"><text:span text:style-name="Strong_20_Emphasis"><text:span text:style-name="T2"><text:s text:c="45"/></text:span></text:span><text:span text:style-name="Strong_20_Emphasis"><text:span text:style-name="T3">Development Part 1 </text:span></text:span><text:span text:style-name="Strong_20_Emphasis"><text:span text:style-name="T2"><text:s text:c="2"/></text:span></text:span></text:p>
      <text:p text:style-name="P3"><text:span text:style-name="Strong_20_Emphasis"><text:span text:style-name="T2"/></text:span></text:p>
      <text:p text:style-name="P3"><text:span text:style-name="Strong_20_Emphasis"><text:span text:style-name="T2"><text:s text:c="4"/>1.</text:span></text:span><text:span text:style-name="Strong_20_Emphasis"><text:span text:style-name="T1">Create an IBM Cloud Account:</text:span></text:span></text:p>
      <text:list xml:id="list411125406" text:style-name="L1">
        <text:list-item>
          <text:list>
            <text:list-item>
              <text:p text:style-name="P1">If you don't already have one, sign up for an IBM Cloud account by visiting the IBM Cloud website (<text:a xlink:type="simple" xlink:href="https://cloud.ibm.com/" office:target-frame-name="_new" xlink:show="replace" text:style-name="Internet_20_link" text:visited-style-name="Visited_20_Internet_20_Link"><text:span text:style-name="T1">https://cloud.ibm.com/</text:span></text:a>). You may need to provide billing information, but IBM Cloud often provides free tiers for many of its services.</text:p>
            </text:list-item>
          </text:list>
        </text:list-item>
        <text:list-item>
          <text:p text:style-name="P2"><text:span text:style-name="Strong_20_Emphasis"><text:span text:style-name="T1">Log in to IBM Cloud:</text:span></text:span></text:p>
          <text:list>
            <text:list-item>
              <text:p text:style-name="P1">After creating your account, log in to the IBM Cloud dashboard using your credentials.</text:p>
            </text:list-item>
          </text:list>
        </text:list-item>
        <text:list-item>
          <text:p text:style-name="P2"><text:span text:style-name="Strong_20_Emphasis"><text:span text:style-name="T1">Select a Database Service:</text:span></text:span></text:p>
          <text:list>
            <text:list-item>
              <text:p text:style-name="P1">From the IBM Cloud dashboard, navigate to the Catalog. In the "Databases" section, choose the appropriate database service. In this case, let's select "Db2."</text:p>
            </text:list-item>
          </text:list>
        </text:list-item>
        <text:list-item>
          <text:p text:style-name="P2"><text:span text:style-name="Strong_20_Emphasis"><text:span text:style-name="T1">Create a Database Instance:</text:span></text:span></text:p>
          <text:list>
            <text:list-item>
              <text:p text:style-name="P1">Click on the selected database service to create a new instance. You can typically customize the instance by providing a name, choosing a region, and configuring resources like CPU, memory, and storage. Create the instance.</text:p>
            </text:list-item>
          </text:list>
        </text:list-item>
        <text:list-item>
          <text:p text:style-name="P2"><text:span text:style-name="Strong_20_Emphasis"><text:span text:style-name="T1">Access Your Database:</text:span></text:span></text:p>
          <text:list>
            <text:list-item>
              <text:p text:style-name="P1">Once your database instance is provisioned, you'll need to access it. This often involves connecting via a URL, username, and password or through other methods provided by the database service.</text:p>
            </text:list-item>
          </text:list>
        </text:list-item>
        <text:list-item>
          <text:p text:style-name="P2"><text:span text:style-name="Strong_20_Emphasis"><text:span text:style-name="T1">Import Your Dataset:</text:span></text:span></text:p>
          <text:list>
            <text:list-item>
              <text:p text:style-name="P1">You may need to import your dataset into the IBM Db2 database. The specific method for importing data can vary depending on your dataset format (e.g., CSV, JSON) and the tools provided by IBM Cloud.</text:p>
            </text:list-item>
          </text:list>
        </text:list-item>
        <text:list-item>
          <text:p text:style-name="P2"><text:span text:style-name="Strong_20_Emphasis"><text:span text:style-name="T1">Develop Queries and Scripts:</text:span></text:span></text:p>
          <text:list>
            <text:list-item>
              <text:p text:style-name="P1">Use SQL or the appropriate query language for your chosen database to develop queries and scripts to explore and analyze the dataset. This may involve creating tables, views, and indexes, as well as writing SQL queries to retrieve and manipulate the data.</text:p>
            </text:list-item>
          </text:list>
        </text:list-item>
        <text:list-item>
          <text:p text:style-name="P2"><text:span text:style-name="Strong_20_Emphasis"><text:span text:style-name="T1">Data Cleaning and Transformation:</text:span></text:span></text:p>
          <text:list>
            <text:list-item>
              <text:p text:style-name="P1">Perform data cleaning and transformation as needed. This can include removing duplicates, handling missing values, standardizing data formats, and aggregating data.</text:p>
            </text:list-item>
          </text:list>
        </text:list-item>
        <text:list-item>
          <text:p text:style-name="P2"><text:soft-page-break/><text:span text:style-name="Strong_20_Emphasis"><text:span text:style-name="T1">Analyze Your Data:</text:span></text:span></text:p>
          <text:list>
            <text:list-item>
              <text:p text:style-name="P1">Use the database's analysis tools or connect to analytics software to conduct your analysis. You can create reports, visualizations, and insights based on your data.</text:p>
            </text:list-item>
          </text:list>
        </text:list-item>
        <text:list-item>
          <text:p text:style-name="P2"><text:span text:style-name="Strong_20_Emphasis"><text:span text:style-name="T1">Optimize Performance:</text:span></text:span></text:p>
          <text:list>
            <text:list-item>
              <text:p text:style-name="P1">Depending on the size of your dataset, you may need to optimize the performance of your database instance. This can involve tuning indexes, optimizing queries, and scaling resources as needed.</text:p>
            </text:list-item>
          </text:list>
        </text:list-item>
        <text:list-item>
          <text:p text:style-name="P2"><text:span text:style-name="Strong_20_Emphasis"><text:span text:style-name="T1">Secure Your Data:</text:span></text:span></text:p>
          <text:list>
            <text:list-item>
              <text:p text:style-name="P1">Ensure that your data is secure by configuring access controls, encryption, and other security measures offered by the IBM Cloud database service.</text:p>
            </text:list-item>
          </text:list>
        </text:list-item>
        <text:list-item>
          <text:p text:style-name="P2"><text:span text:style-name="Strong_20_Emphasis"><text:span text:style-name="T1">Monitor and Maintain:</text:span></text:span></text:p>
          <text:list>
            <text:list-item>
              <text:p text:style-name="P1">Continuously monitor your database for performance and security. Set up alerts and regular maintenance tasks to keep your database running smoothly.</text:p>
            </text:list-item>
          </text:list>
        </text:list-item>
        <text:list-item>
          <text:p text:style-name="P2"><text:span text:style-name="Strong_20_Emphasis"><text:span text:style-name="T1">Document Your Work:</text:span></text:span></text:p>
          <text:list>
            <text:list-item>
              <text:p text:style-name="P2">Properly document your queries, scripts, and analysis to facilitate collaboration and future reference.</text:p>
            </text:list-item>
          </text:list>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Open Sans" svg:font-family="'Open Sans', 'Open Sans_EmbeddedFont', 'Open Sans_MSFontServic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6T12:11:16.467820446</meta:creation-date>
    <dc:date>2023-10-26T12:13:30.612315428</dc:date>
    <meta:editing-duration>PT2M14S</meta:editing-duration>
    <meta:editing-cycles>1</meta:editing-cycles>
    <meta:document-statistic meta:table-count="0" meta:image-count="0" meta:object-count="0" meta:page-count="2" meta:paragraph-count="29" meta:word-count="433" meta:character-count="2829" meta:non-whitespace-character-count="2298"/>
    <meta:generator>LibreOffice/6.4.7.2$Linux_X86_64 LibreOffice_project/40$Build-2</meta:generator>
  </office:meta>
</office:document-meta>
</file>